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d103a" officeooo:paragraph-rsid="001d103a"/>
    </style:style>
    <style:style style:name="P2" style:family="paragraph" style:parent-style-name="Heading_20_1">
      <style:text-properties officeooo:rsid="001d103a" officeooo:paragraph-rsid="004afee1"/>
    </style:style>
    <style:style style:name="P3" style:family="paragraph" style:parent-style-name="Heading_20_1">
      <style:paragraph-properties fo:break-before="page"/>
      <style:text-properties officeooo:rsid="003c12ac" officeooo:paragraph-rsid="003e04b9"/>
    </style:style>
    <style:style style:name="P4" style:family="paragraph" style:parent-style-name="Text_20_body" style:list-style-name="L1">
      <style:text-properties officeooo:rsid="0030c2ea" officeooo:paragraph-rsid="0030c2ea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text-properties officeooo:paragraph-rsid="0033f314"/>
    </style:style>
    <style:style style:name="P7" style:family="paragraph" style:parent-style-name="Text_20_body" style:list-style-name="L3">
      <style:text-properties officeooo:rsid="0033f314" officeooo:paragraph-rsid="0033f314"/>
    </style:style>
    <style:style style:name="P8" style:family="paragraph" style:parent-style-name="Text_20_body" style:list-style-name="L3">
      <style:text-properties fo:font-weight="bold" officeooo:rsid="0033f314" officeooo:paragraph-rsid="0033f314" style:font-weight-asian="bold" style:font-weight-complex="bold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text-properties fo:font-style="normal" officeooo:rsid="001fcaaf" officeooo:paragraph-rsid="001fcaaf" style:font-style-asian="normal" style:font-style-complex="normal"/>
    </style:style>
    <style:style style:name="P11" style:family="paragraph" style:parent-style-name="Text_20_body" style:list-style-name="L5">
      <style:text-properties fo:font-style="normal" officeooo:rsid="001fcaaf" officeooo:paragraph-rsid="001fcaaf" style:font-style-asian="normal" style:font-style-complex="normal"/>
    </style:style>
    <style:style style:name="P12" style:family="paragraph" style:parent-style-name="Text_20_body" style:list-style-name="L7">
      <style:text-properties fo:font-style="normal" officeooo:rsid="002c3db4" officeooo:paragraph-rsid="002c3db4" style:font-style-asian="normal" style:font-style-complex="normal"/>
    </style:style>
    <style:style style:name="P13" style:family="paragraph" style:parent-style-name="Text_20_body" style:list-style-name="L10">
      <style:text-properties fo:font-style="normal" officeooo:rsid="004bec5a" officeooo:paragraph-rsid="004bec5a" style:font-style-asian="normal" style:font-style-complex="normal"/>
    </style:style>
    <style:style style:name="P14" style:family="paragraph" style:parent-style-name="Text_20_body" style:list-style-name="L10">
      <style:text-properties fo:font-style="normal" officeooo:rsid="004c194f" officeooo:paragraph-rsid="004c194f" style:font-style-asian="normal" style:font-style-complex="normal"/>
    </style:style>
    <style:style style:name="P15" style:family="paragraph" style:parent-style-name="Text_20_body" style:list-style-name="L11">
      <style:text-properties fo:font-style="normal" officeooo:rsid="005327c7" officeooo:paragraph-rsid="005327c7" style:font-style-asian="normal" style:font-style-complex="normal"/>
    </style:style>
    <style:style style:name="P16" style:family="paragraph" style:parent-style-name="Text_20_body" style:list-style-name="L6">
      <style:text-properties fo:font-style="italic" officeooo:rsid="001fcaaf" officeooo:paragraph-rsid="001fcaaf" style:font-style-asian="italic" style:font-style-complex="italic"/>
    </style:style>
    <style:style style:name="P17" style:family="paragraph" style:parent-style-name="Text_20_body" style:list-style-name="L7">
      <style:text-properties officeooo:rsid="001fcaaf" officeooo:paragraph-rsid="001fcaaf"/>
    </style:style>
    <style:style style:name="P18" style:family="paragraph" style:parent-style-name="Text_20_body">
      <style:text-properties officeooo:paragraph-rsid="004afee1"/>
    </style:style>
    <style:style style:name="P19" style:family="paragraph" style:parent-style-name="Text_20_body" style:list-style-name="L8">
      <style:text-properties officeooo:paragraph-rsid="004bec5a"/>
    </style:style>
    <style:style style:name="P20" style:family="paragraph" style:parent-style-name="Text_20_body" style:list-style-name="L8">
      <style:text-properties officeooo:rsid="004bec5a" officeooo:paragraph-rsid="004bec5a"/>
    </style:style>
    <style:style style:name="P21" style:family="paragraph" style:parent-style-name="Text_20_body" style:list-style-name="L10">
      <style:text-properties officeooo:rsid="004bec5a" officeooo:paragraph-rsid="004bec5a"/>
    </style:style>
    <style:style style:name="P22" style:family="paragraph" style:parent-style-name="Text_20_body" style:list-style-name="L9">
      <style:text-properties officeooo:paragraph-rsid="004bec5a"/>
    </style:style>
    <style:style style:name="P23" style:family="paragraph" style:parent-style-name="Text_20_body" style:list-style-name="L9">
      <style:text-properties officeooo:rsid="004c194f" officeooo:paragraph-rsid="004c194f"/>
    </style:style>
    <style:style style:name="P24" style:family="paragraph" style:parent-style-name="Text_20_body" style:list-style-name="L11">
      <style:text-properties officeooo:rsid="005327c7" officeooo:paragraph-rsid="005327c7"/>
    </style:style>
    <style:style style:name="P25" style:family="paragraph" style:parent-style-name="Text_20_body" style:list-style-name="L12">
      <style:text-properties officeooo:rsid="005327c7" officeooo:paragraph-rsid="005327c7"/>
    </style:style>
    <style:style style:name="P26" style:family="paragraph" style:parent-style-name="Text_20_body" style:list-style-name="L12">
      <style:text-properties fo:font-weight="normal" officeooo:rsid="0054b60b" officeooo:paragraph-rsid="0054b60b" style:font-weight-asian="normal" style:font-weight-complex="normal"/>
    </style:style>
    <style:style style:name="P27" style:family="paragraph" style:parent-style-name="Text_20_body" style:list-style-name="L13">
      <style:text-properties officeooo:rsid="0054b60b" officeooo:paragraph-rsid="0054b60b"/>
    </style:style>
    <style:style style:name="P28" style:family="paragraph" style:parent-style-name="Text_20_body" style:list-style-name="L10">
      <style:paragraph-properties style:writing-mode="lr-tb"/>
      <style:text-properties fo:font-style="normal" officeooo:rsid="004c194f" officeooo:paragraph-rsid="004c194f" style:font-style-asian="normal" style:font-style-complex="normal"/>
    </style:style>
    <style:style style:name="P29" style:family="paragraph" style:parent-style-name="Text_20_body" style:list-style-name="L13">
      <style:paragraph-properties style:writing-mode="lr-tb"/>
      <style:text-properties officeooo:rsid="0054b60b" officeooo:paragraph-rsid="0054b60b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fca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caaf" style:font-style-asian="italic" style:font-style-complex="italic"/>
    </style:style>
    <style:style style:name="T4" style:family="text">
      <style:text-properties fo:font-style="italic" officeooo:rsid="0033f314" style:font-style-asian="italic" style:font-style-complex="italic"/>
    </style:style>
    <style:style style:name="T5" style:family="text">
      <style:text-properties fo:font-style="italic" officeooo:rsid="004c194f" style:font-style-asian="italic" style:font-style-complex="italic"/>
    </style:style>
    <style:style style:name="T6" style:family="text">
      <style:text-properties officeooo:rsid="0033f31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4bec5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4c194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30"><text:a xlink:type="simple" xlink:href="#__RefHeading___Toc1420_3741527741" text:style-name="Index_20_Link" text:visited-style-name="Index_20_Link">1 Třídy a objekty<text:tab/>2</text:a></text:p>
          <text:p text:style-name="P30"><text:a xlink:type="simple" xlink:href="#__RefHeading___Toc1422_3741527741" text:style-name="Index_20_Link" text:visited-style-name="Index_20_Link">2 Generika a kolekce<text:tab/>2</text:a></text:p>
          <text:p text:style-name="P30"><text:a xlink:type="simple" xlink:href="#__RefHeading___Toc2527_2035389067" text:style-name="Index_20_Link" text:visited-style-name="Index_20_Link">3 Fukncionální rozhraní<text:tab/>2</text:a></text:p>
          <text:p text:style-name="P30"><text:a xlink:type="simple" xlink:href="#__RefHeading___Toc2529_2035389067" text:style-name="Index_20_Link" text:visited-style-name="Index_20_Link">4 Stream API<text:tab/>2</text:a></text:p>
          <text:p text:style-name="P30"><text:a xlink:type="simple" xlink:href="#__RefHeading___Toc2531_2035389067" text:style-name="Index_20_Link" text:visited-style-name="Index_20_Link">5 Vlákna a synchronizace<text:tab/>2</text:a></text:p>
          <text:p text:style-name="P30"><text:a xlink:type="simple" xlink:href="#__RefHeading___Toc2533_2035389067" text:style-name="Index_20_Link" text:visited-style-name="Index_20_Link">6 DateTime API<text:tab/>2</text:a></text:p>
          <text:p text:style-name="P30"><text:a xlink:type="simple" xlink:href="#__RefHeading___Toc2535_2035389067" text:style-name="Index_20_Link" text:visited-style-name="Index_20_Link">7 Assertions<text:tab/>2</text:a></text:p>
          <text:p text:style-name="P30"><text:a xlink:type="simple" xlink:href="#__RefHeading___Toc2537_2035389067" text:style-name="Index_20_Link" text:visited-style-name="Index_20_Link">8 Lokalizace<text:tab/>3</text:a></text:p>
          <text:p text:style-name="P30"><text:a xlink:type="simple" xlink:href="#__RefHeading___Toc2539_2035389067" text:style-name="Index_20_Link" text:visited-style-name="Index_20_Link">9 JDBC<text:tab/>3</text:a></text:p>
          <text:p text:style-name="P30"><text:a xlink:type="simple" xlink:href="#__RefHeading___Toc2541_2035389067" text:style-name="Index_20_Link" text:visited-style-name="Index_20_Link">10 Soubory a základy I/O operací<text:tab/>3</text:a></text:p>
        </text:index-body>
      </text:table-of-content>
      <text:h text:style-name="P1" text:outline-level="1" text:is-list-header="true"/>
      <text:h text:style-name="P3" text:outline-level="1"><text:bookmark-start text:name="__RefHeading___Toc1420_3741527741"/>Třídy a objekty<text:bookmark-end text:name="__RefHeading___Toc1420_3741527741"/></text:h>
      <text:list xml:id="list1356244434" text:style-name="L8">
        <text:list-item>
          <text:p text:style-name="P20">Některé základy ohledně třídy jsou popsány v části OCA</text:p>
          <text:list>
            <text:list-item>
              <text:p text:style-name="P20">kapitola <text:span text:style-name="T9">1. Třídy, statické třídy, vnitřní třídy</text:span></text:p>
            </text:list-item>
            <text:list-item>
              <text:p text:style-name="P20">kapitola <text:span text:style-name="T9">10. Abstract</text:span></text:p>
            </text:list-item>
            <text:list-item>
              <text:p text:style-name="P20">kapitola <text:span text:style-name="T9">11. Interface</text:span></text:p>
            </text:list-item>
          </text:list>
        </text:list-item>
        <text:list-item>
          <text:p text:style-name="P20">pro zajímavost:</text:p>
          <text:list>
            <text:list-item>
              <text:p text:style-name="P19"><text:span text:style-name="T8">POJO vs JavaBean: </text:span><text:a xlink:type="simple" xlink:href="https://www.geeksforgeeks.org/pojo-vs-java-beans/" text:style-name="Internet_20_link" text:visited-style-name="Visited_20_Internet_20_Link"><text:span text:style-name="T8">www.geeksforgeeks.org/pojo-vs-java-beans/</text:span></text:a></text:p>
            </text:list-item>
            <text:list-item>
              <text:p text:style-name="P19"><text:span text:style-name="T8">JavaBean vs EJB: </text:span><text:a xlink:type="simple" xlink:href="https://stackoverflow.com/a/2460071/4201399" text:style-name="Internet_20_link" text:visited-style-name="Visited_20_Internet_20_Link"><text:span text:style-name="T8">stackoverflow.com/a/2460071/4201399</text:span></text:a></text:p>
            </text:list-item>
          </text:list>
        </text:list-item>
      </text:list>
      <text:h text:style-name="Heading_20_2" text:outline-level="2">Dědičnost</text:h>
      <text:list xml:id="list4118341245" text:style-name="L11">
        <text:list-item>
          <text:p text:style-name="P24">Umožňuje umístit společné atributy a vlastnosti do třídy, od které ostatní dědí</text:p>
        </text:list-item>
        <text:list-item>
          <text:p text:style-name="P24">potomci můžou (v závislosti na použitém modifikátoru přistupu):</text:p>
          <text:list>
            <text:list-item>
              <text:p text:style-name="P24">přistupovat k atributům a metodám předka</text:p>
            </text:list-item>
            <text:list-item>
              <text:p text:style-name="P24">rozšiřovat/přepisovat metody z předka</text:p>
            </text:list-item>
            <text:list-item>
              <text:p text:style-name="P24">zastínit atribut (se stejným názvem) z předka</text:p>
            </text:list-item>
          </text:list>
        </text:list-item>
        <text:list-item>
          <text:p text:style-name="P24">přiřadit objekt typu <text:span text:style-name="T2">Parent</text:span><text:span text:style-name="T10"> nemůže být přiřazený do proměnné typu </text:span><text:span text:style-name="T2">Child</text:span></text:p>
          <text:list>
            <text:list-item>
              <text:p text:style-name="P15">potomek může obsahovat atributy/metody, které nedefinuje předek</text:p>
            </text:list-item>
            <text:list-item>
              <text:p text:style-name="P15">podobná situace je s třídami implementujícími interface</text:p>
            </text:list-item>
          </text:list>
        </text:list-item>
      </text:list>
      <text:h text:style-name="Heading_20_3" text:outline-level="3">Konstruktory</text:h>
      <text:list xml:id="list3309629463" text:style-name="L12">
        <text:list-item>
          <text:p text:style-name="P25">Viz OCA, kapitola <text:span text:style-name="T9">5 Konstruktory</text:span></text:p>
        </text:list-item>
        <text:list-item>
          <text:p text:style-name="P26">konstruktor potomka vždy jako první volá (implicitně či explicitně) konstruktor předka</text:p>
          <text:list>
            <text:list-item>
              <text:p text:style-name="P26">z toho vyplývá, že takový konstruktor musí existovat</text:p>
            </text:list-item>
            <text:list-item>
              <text:p text:style-name="P26">explicitně lze volat pomocí <text:span text:style-name="T2">super()</text:span>, případně <text:span text:style-name="T2">super(param)</text:span> v případě parametrického konstruktoru v předku</text:p>
            </text:list-item>
          </text:list>
        </text:list-item>
      </text:list>
      <text:h text:style-name="Heading_20_3" text:outline-level="3">Metody</text:h>
      <text:list xml:id="list3143870488" text:style-name="L13">
        <text:list-item>
          <text:p text:style-name="P27">Override metoda v potomkovi:</text:p>
          <text:list>
            <text:list-item>
              <text:p text:style-name="P29">může pomocí <text:span text:style-name="T2">super.metoda()</text:span><text:span text:style-name="T10"> </text:span>volat pouze první dostupnou metodu z předků</text:p>
            </text:list-item>
            <text:list-item>
              <text:p text:style-name="P29">nemůže přidat propagování checked výjimky</text:p>
            </text:list-item>
          </text:list>
        </text:list-item>
        <text:list-item>
          <text:p text:style-name="P29">klauzule <text:span text:style-name="T2">throws</text:span><text:span text:style-name="T10"> u override metody v potomkovi může:</text:span></text:p>
          <text:list>
            <text:list-item>
              <text:p text:style-name="P29"><text:span text:style-name="T10">přidat unchecked výjimku</text:span></text:p>
            </text:list-item>
            <text:list-item>
              <text:p text:style-name="P29"><text:span text:style-name="T10">použít stejnou výjimku, jako předek</text:span></text:p>
            </text:list-item>
            <text:list-item>
              <text:p text:style-name="P29"><text:soft-page-break/><text:span text:style-name="T10">použít potomka výjimky, jako uvádí metoda předka</text:span></text:p>
            </text:list-item>
            <text:list-item>
              <text:p text:style-name="P29"><text:span text:style-name="T10">skrýt checked výjimku</text:span></text:p>
            </text:list-item>
          </text:list>
        </text:list-item>
      </text:list>
      <text:h text:style-name="Heading_20_2" text:outline-level="2">Immutable</text:h>
      <text:list xml:id="list3556747234" text:style-name="L9">
        <text:list-item>
          <text:p text:style-name="P22"><text:span text:style-name="T8">Oficiální Oracle průvodce: </text:span><text:a xlink:type="simple" xlink:href="https://docs.oracle.com/javase/tutorial/essential/concurrency/imstrat.html" text:style-name="Internet_20_link" text:visited-style-name="Visited_20_Internet_20_Link"><text:span text:style-name="T8">docs.oracle.com/javase/tutorial/essential/concurrency/imstrat.html</text:span></text:a></text:p>
        </text:list-item>
        <text:list-item>
          <text:p text:style-name="P23">ukázková třída z Java API je např <text:span text:style-name="T2">java.lang.String</text:span></text:p>
        </text:list-item>
      </text:list>
      <text:h text:style-name="Heading_20_3" text:outline-level="3">Pravidla pro immutable třídy/objekty</text:h>
      <text:list xml:id="list1062804059" text:style-name="L10">
        <text:list-item>
          <text:p text:style-name="P21">Všechny atributy jsou <text:span text:style-name="T2">final</text:span><text:span text:style-name="T10"> a </text:span><text:span text:style-name="T2">private</text:span></text:p>
        </text:list-item>
        <text:list-item>
          <text:p text:style-name="P13">třída neposkytuje settery,</text:p>
          <text:list>
            <text:list-item>
              <text:p text:style-name="P13">hodnoty atributů jsou nastaveny v konstruktoru</text:p>
            </text:list-item>
            <text:list-item>
              <text:p text:style-name="P13">hodnotu atributů lze získat přes gettery</text:p>
            </text:list-item>
          </text:list>
        </text:list-item>
        <text:list-item>
          <text:p text:style-name="P13">třída neumožňuje overridovat metody v potomcích</text:p>
          <text:list>
            <text:list-item>
              <text:p text:style-name="P13">buďto <text:span text:style-name="T11">je třída </text:span><text:span text:style-name="T5">final</text:span></text:p>
            </text:list-item>
            <text:list-item>
              <text:p text:style-name="P14">nebo má <text:span text:style-name="T2">private</text:span> konstruktor pro získání instance třídy se použije factory metoda</text:p>
            </text:list-item>
          </text:list>
        </text:list-item>
        <text:list-item>
          <text:p text:style-name="P14">pokud atribut obsahuje referenci na jiný objekt, třída nedovoluje tyto objekty měnit</text:p>
          <text:list>
            <text:list-item>
              <text:p text:style-name="P14">třída neposkytuje metodu, která umožní modifikaci mutable objektu</text:p>
            </text:list-item>
            <text:list-item>
              <text:p text:style-name="P14">třída neumožňuje sdílet referenci na mutable objekt</text:p>
              <text:list>
                <text:list-item>
                  <text:p text:style-name="P28">pokud je to nezbytné, použije se jako návratová hodnota kopie mutable objektu</text:p>
                </text:list-item>
              </text:list>
            </text:list-item>
            <text:list-item>
              <text:p text:style-name="P14">třída nikdy neukládá referenci na externí mutable objekt (vložený na vstup konstruktoru)</text:p>
              <text:list>
                <text:list-item>
                  <text:p text:style-name="P14">pokud je to nezbytné, vytvoří a používá kopii mutable objektu</text:p>
                </text:list-item>
              </text:list>
            </text:list-item>
          </text:list>
        </text:list-item>
      </text:list>
      <text:h text:style-name="P2" text:outline-level="1"><text:bookmark-start text:name="__RefHeading___Toc1422_3741527741"/>Generika a kolekce<text:bookmark-end text:name="__RefHeading___Toc1422_3741527741"/></text:h>
      <text:p text:style-name="P18"/>
      <text:h text:style-name="P1" text:outline-level="1"><text:bookmark-start text:name="__RefHeading___Toc2527_2035389067"/>Fukncionální rozhraní<text:bookmark-end text:name="__RefHeading___Toc2527_2035389067"/></text:h>
      <text:p text:style-name="Text_20_body"/>
      <text:h text:style-name="Heading_20_1" text:outline-level="1"><text:bookmark-start text:name="__RefHeading___Toc2529_2035389067"/>Stream API<text:bookmark-end text:name="__RefHeading___Toc2529_2035389067"/></text:h>
      <text:p text:style-name="Text_20_body"/>
      <text:h text:style-name="Heading_20_1" text:outline-level="1"><text:bookmark-start text:name="__RefHeading___Toc2531_2035389067"/>Vlákna a synchronizace<text:bookmark-end text:name="__RefHeading___Toc2531_2035389067"/></text:h>
      <text:p text:style-name="Text_20_body"/>
      <text:h text:style-name="Heading_20_1" text:outline-level="1"><text:bookmark-start text:name="__RefHeading___Toc2533_2035389067"/><text:soft-page-break/>DateTime API<text:bookmark-end text:name="__RefHeading___Toc2533_2035389067"/></text:h>
      <text:p text:style-name="Text_20_body"/>
      <text:h text:style-name="Heading_20_1" text:outline-level="1"><text:bookmark-start text:name="__RefHeading___Toc2535_2035389067"/>Assertions<text:bookmark-end text:name="__RefHeading___Toc2535_2035389067"/></text:h>
      <text:list xml:id="list2108149090" text:style-name="L1">
        <text:list-item>
          <text:p text:style-name="P4">Ve výchozím nastavení jsou asserty ignorovány</text:p>
        </text:list-item>
        <text:list-item>
          <text:p text:style-name="P4">pokud assert selže (tzn. <text:span text:style-name="T2">assert false;</text:span>) způsobí <text:span text:style-name="T2">java.lang.AssertionError</text:span></text:p>
        </text:list-item>
      </text:list>
      <text:h text:style-name="Heading_20_2" text:outline-level="2">Zapnutí/vypnutí assertů</text:h>
      <text:list xml:id="list3439344472" text:style-name="L2">
        <text:list-item>
          <text:p text:style-name="P5"><text:a xlink:type="simple" xlink:href="https://docs.oracle.com/javase/7/docs/technotes/guides/language/assert.html" text:style-name="Internet_20_link" text:visited-style-name="Visited_20_Internet_20_Link">https://docs.oracle.com/javase/7/docs/technotes/guides/language/assert.html</text:a></text:p>
        </text:list-item>
      </text:list>
      <text:list xml:id="list1347589038" text:style-name="L3">
        <text:list-item>
          <text:p text:style-name="P6"><text:span text:style-name="T6">Zapnutí assertů/systémových assertů: </text:span><text:span text:style-name="T4">-ea</text:span><text:span text:style-name="T6">/</text:span><text:span text:style-name="T4">-esa</text:span><text:span text:style-name="T6"> nebo </text:span><text:span text:style-name="T4">-enableassertions</text:span><text:span text:style-name="T6">/</text:span><text:span text:style-name="T4">-enablesystemassertions</text:span></text:p>
        </text:list-item>
        <text:list-item>
          <text:p text:style-name="P7">Vypnutí assertů/systémových assertů: <text:span text:style-name="T2">-da</text:span>/<text:span text:style-name="T2">-dsa</text:span> nebo <text:span text:style-name="T2">-disableassertions</text:span>/<text:span text:style-name="T2">-disablesystemassertions</text:span></text:p>
        </text:list-item>
        <text:list-item>
          <text:p text:style-name="P7">argumenty přepínačů:</text:p>
          <text:list>
            <text:list-item>
              <text:p text:style-name="P8">bez argument<text:span text:style-name="T7"> = zapne/vypne asserty pro všechny třídy kromě systémových</text:span></text:p>
            </text:list-item>
            <text:list-item>
              <text:p text:style-name="P8">packageName...<text:span text:style-name="T7"> = zapne/vypne asserty v uvedeném balíčku včetně podbalíčků</text:span></text:p>
            </text:list-item>
            <text:list-item>
              <text:p text:style-name="P8">…<text:span text:style-name="T7"> = zapne/vypne asserty v nepojmenovaném balíčku v aktuální pracovním adresáři</text:span></text:p>
            </text:list-item>
            <text:list-item>
              <text:p text:style-name="P8">ClassName<text:span text:style-name="T7"> = zapne/vypne asserty v uvedené třídě</text:span></text:p>
            </text:list-item>
          </text:list>
        </text:list-item>
      </text:list>
      <text:h text:style-name="Heading_20_1" text:outline-level="1"><text:bookmark-start text:name="__RefHeading___Toc2537_2035389067"/>Lokalizace<text:bookmark-end text:name="__RefHeading___Toc2537_2035389067"/></text:h>
      <text:h text:style-name="Heading_20_2" text:outline-level="2">Locale</text:h>
      <text:list xml:id="list2549651487" text:style-name="L4">
        <text:list-item>
          <text:p text:style-name="P9"><text:span text:style-name="T1">třída </text:span><text:span text:style-name="T3">java.util.Locale</text:span></text:p>
        </text:list-item>
        <text:list-item>
          <text:p text:style-name="P10"><text:span text:style-name="T2">Locale#getDefault</text:span> vrací hodnotu nastavenou (seřazeno od nejvyšší priority):</text:p>
        </text:list-item>
      </text:list>
      <text:list xml:id="list1761984542" text:style-name="L5">
        <text:list-item>
          <text:list>
            <text:list-item>
              <text:p text:style-name="P11">přímo v aplikaci pomocí <text:span text:style-name="T2">Locale#setDefault</text:span></text:p>
            </text:list-item>
            <text:list-item>
              <text:p text:style-name="P11">při startu aplikace (případně JAVA_OPTS)</text:p>
            </text:list-item>
          </text:list>
        </text:list-item>
      </text:list>
      <text:list xml:id="list107755820" text:style-name="L6">
        <text:list-item>
          <text:list>
            <text:list-item>
              <text:list>
                <text:list-item>
                  <text:p text:style-name="P16">-Duser.language</text:p>
                </text:list-item>
                <text:list-item>
                  <text:p text:style-name="P16">-Duser.country</text:p>
                </text:list-item>
                <text:list-item>
                  <text:p text:style-name="P16">-Duser.variant</text:p>
                </text:list-item>
              </text:list>
            </text:list-item>
          </text:list>
        </text:list-item>
      </text:list>
      <text:list xml:id="list145942005008959" text:continue-list="list1761984542" text:style-name="L5">
        <text:list-item>
          <text:list>
            <text:list-item>
              <text:p text:style-name="P11">při inicializaci JVM z hostujiciho systému</text:p>
            </text:list-item>
          </text:list>
        </text:list-item>
      </text:list>
      <text:h text:style-name="Heading_20_2" text:outline-level="2"><text:span text:style-name="T1">R</text:span>esourceBundle</text:h>
      <text:list xml:id="list2973442355" text:style-name="L7">
        <text:list-item>
          <text:p text:style-name="P17">Třída <text:span text:style-name="T2">java.util.ResourceBundle</text:span></text:p>
        </text:list-item>
        <text:list-item>
          <text:p text:style-name="P12">poskytuje podporu pro psaní kódu s možností jednoduché lokalizace</text:p>
        </text:list-item>
        <text:list-item>
          <text:p text:style-name="P12"><text:soft-page-break/>při pokusu o přístup k neexistujícímu bundlu nebo k neexistujícímu klíči → <text:span text:style-name="T2">MissingResourceException</text:span></text:p>
        </text:list-item>
      </text:list>
      <text:h text:style-name="Heading_20_1" text:outline-level="1"><text:bookmark-start text:name="__RefHeading___Toc2539_2035389067"/>JDBC<text:bookmark-end text:name="__RefHeading___Toc2539_2035389067"/></text:h>
      <text:p text:style-name="Text_20_body"/>
      <text:h text:style-name="Heading_20_1" text:outline-level="1"><text:bookmark-start text:name="__RefHeading___Toc2541_2035389067"/>Soubory a základy I/O operací<text:bookmark-end text:name="__RefHeading___Toc2541_203538906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7:40:49.248550855</meta:creation-date>
    <dc:date>2019-01-25T14:59:41.784438208</dc:date>
    <meta:editing-duration>PT50M44S</meta:editing-duration>
    <meta:editing-cycles>9</meta:editing-cycles>
    <meta:generator>LibreOffice/6.1.0.2$Linux_X86_64 LibreOffice_project/10$Build-2</meta:generator>
    <meta:document-statistic meta:table-count="0" meta:image-count="0" meta:object-count="0" meta:page-count="5" meta:paragraph-count="92" meta:word-count="563" meta:character-count="3845" meta:non-whitespace-character-count="3447"/>
  </office:meta>
</office:document-meta>
</file>